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-asian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1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1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/>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<text:s/>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self.getPortionOutsText()</text:text-input></text:span><text:span text:style-name="T9"><text:s/>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<text:s/>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<text:s/>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<text:s/>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55.785342206</dc:date>
    <dc:language>fr-FR</dc:language>
    <meta:editing-cycles>76</meta:editing-cycles>
    <meta:editing-duration>P1DT8H19M7S</meta:editing-duration>
    <meta:document-statistic meta:table-count="0" meta:image-count="0" meta:object-count="0" meta:page-count="2" meta:paragraph-count="27" meta:word-count="333" meta:character-count="2381" meta:non-whitespace-character-count="2078"/>
    <meta:user-defined meta:name="Info 1"/>
    <meta:user-defined meta:name="Info 2"/>
    <meta:user-defined meta:name="Info 3"/>
    <meta:user-defined meta:name="Info 4"/>
  </office:meta>
</office:document-meta>
</file>